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text:line-break/><text:line-break/>Daniel never expressed interest with his deputy project manager position, however this position was only filled in the case that the primary project manager was away/ unable to attend and run meetings/ for fill his duties. So while Daniel didn't undertake any project management tasks it was only because they weren’t needed <text:s/>throughout the project. </text:p>
      <text:p text:style-name="Standard"/>
      <text:p text:style-name="Standard">Daniels performance for the project was generally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Daniel turned up to almost every meeting, missing perhaps 1 meeting in which he had informed me prior to the meeting, overall Daniel was a great member of the team with a decent performance.</text:p>
      <text:p text:style-name="Standard"/>
      <text:p text:style-name="Standard">Agreed with group member? (yes or no) if no why?</text:p>
      <text:p text:style-name="Standard"/>
      <text:p text:style-name="P1">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 During implementation and testing week Daniel was working with Daniel Cornwell with the API as well as various JSP related tasks.</text:p>
      <text:p text:style-name="Standard"/>
      <text:p text:style-name="Standard">Daniels production of work left a lot to be desired, he failed to complete certain work that was asked of him and would often forget that he was given a task to complete/ update a certain document. This failing was likely down to simple forgetfulness and because he attended the meeting didn't think to read the minutes to remind himself of any tasks.<text:line-break/><text:line-break/>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not just in the final hurdle regarding the code/ implementation of code.</text:p>
      <text:p text:style-name="Standard"/>
      <text:p text:style-name="Standard">Agreed with group member? (yes or no) if no why?</text:p>
      <text:p text:style-name="Standard"/>
      <text:p text:style-name="P1">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text:soft-page-break/>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hat could have potentially been avoided with better minute taking and upload.<text:line-break/></text:p>
      <text:p text:style-name="Standard"/>
      <text:p text:style-name="Standard">Agreed with group member? (yes or no) if no why?</text:p>
      <text:p text:style-name="Standard"/>
      <text:p text:style-name="Standard"/>
      <text:p text:style-name="P1">Stykov Kodzhabeshev</text:p>
      <text:p text:style-name="Standard"/>
      <text:p text:style-name="Standard">Stykov's duties involved coding of various aspects of the project, focusing on certain algorithms such as fight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While I agree that this could also be the fault of the project manager not being able to give him more detailed instructions, group members are expected to try and take some initiative and not wait around for the input of the project manager at every turn.</text:p>
      <text:p text:style-name="Standard"/>
      <text:p text:style-name="Standard">Agreed with group member? (yes or no) if no why?</text:p>
      <text:p text:style-name="Standard"/>
      <text:p text:style-name="P1">Sam Clements (Deputy QA manager) </text:p>
      <text:p text:style-name="Standard"/>
      <text:p text:style-name="Standard">Sam's duties was mostly to do with certain design aspects regarding the entire project folder layout, GitHub “Guru” which involved generally fixing our problems that we had with the GitHub when we had conflicting code uploads (which was a common problem) as well as other design additions during the project. Sam was also responsible for other sections of coding such as breeding, Sam also seemed to be taking an active role in general code “maintenance” making sure things were tabbed properly and looked decent. This is the task of a QA manager in which Sam was the Vice QA manager, however as he was the vice QA manager it seemed he was taking care of this task over the actual QA manager. Sam seemed to have a decent idea of how this project would come together and how certain aspects should work based on him doing them in personal project previously.</text:p>
      <text:p text:style-name="Standard"/>
      <text:p text:style-name="Standard">Overall Sam's performance was decent and steady however as he seemed to be one of the best <text:soft-page-break/>coders of our group in my opinion he could have done more with the tasks he was given/ got more active in the more difficult to code sections of the project. Sam would seem to take it upon his self to do work that he was perhaps “over qualified” the example being the cleaning up of code during coding week, while this was under his deputy QA manager title I feel his skills could have been put to better use. </text:p>
      <text:p text:style-name="Standard"/>
      <text:p text:style-name="Standard">Sam was consistently at meetings missing only a few and was generally a great input to the team, but I do feel he could have done more complex tasks as he was able to do so more easily then others in the group.</text:p>
      <text:p text:style-name="Standard"/>
      <text:p text:style-name="Standard">Agreed with group member? (yes or no) if no why?</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 database side of the project in it's early stages. Later work revolved around some simple JavaScript implementation's as well as other small tasks regarding JSP pages. </text:p>
      <text:p text:style-name="Standard"/>
      <text:p text:style-name="Standard">Miles's performance for the entire project seemed lacking/ slow, things would get done but nothing was done as quick as I could have expected from certain group members. I feel that Miles was very quiet in all meetings and generally didn't pay too much attention/ seem interested during the meetings/ projects. </text:p>
      <text:p text:style-name="Standard"/>
      <text:p text:style-name="Standard">With him being very quiet and unsure of himself/ what work he might have had to do I feel it's possible that Miles didn't understand all of the work that was given to him but he never voiced this concern. </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upload the minutes. Generally John was a very good QA manager at the start of the project. As the project went on John got worse and worse at taking notes and/ or showing up to certain meetings, even if John was at the meetings and took the minutes there would be times that these minutes didn't appear on GitHub or via e-mail. </text:p>
      <text:p text:style-name="Standard"/>
      <text:p text:style-name="Standard">John's job as a QA manager seemed to dissolve the further the project continued, he became less of a QA manager and more a regular person looking to help in aspects in coding. While I allowed John to continue this, I didn't really notice until too late that his job as a QA manager was somewhat lacking. John had a requirement to check over people's work as it was done and try and point out flaws in the documents/ coding as well as generally suggest improvements. </text:p>
      <text:p text:style-name="Standard"/>
      <text:p text:style-name="Standard">None of the document's that were uploaded to a deliverable were seemingly checked by John. However he can't be blamed for this lack of work entirely as work was late to be uploaded to GitHub on regular occasions by certain group members. John's overall performance therefore didn't <text:soft-page-break/>resemble much of a QA manager but more someone looking for something to-do for the group while his own work went unattended during most of the entire project. </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 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decent, he was able to get work done and to a suitable standard anything that was asked of him. He was constantly in contact with myself generally trying to make sure he was doing the correct work and asking me small questions/ my opinion on certain things. James has been rather helpful during the project for a number of documentation or research 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However I feel that he would often sell himself short in his ability and his lack of confidence would make me reluctant to give him harder tasks/ too much at once which did make working around his ability/ perceived ability a task in its self. </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as focussed around being the project manager, while this took up a large amount of time I also handed myself tasks such as working on documentation when a group member was sick/ unable to complete their work as well as setting up the entire remote Tomcat/ SQL server as I had access to those kind of resources. I also played a large part in the JSP login/ registration scripts for the project. </text:p>
      <text:p text:style-name="Standard"/>
      <text:p text:style-name="Standard">My performance as a project manager was good but I believe I could have done much better at many aspects of the project management position. While I always knew what people were doing and why they were doing them this might not have been clear to everyone else at any one time. Thus if I was to become sick for any reason activities such as the project meetings and generally work allocation would have been very hard for my deputy project manager to pick up while I was out of commission.</text:p>
      <text:p text:style-name="Standard"/>
      <text:p text:style-name="Standard">My overall performance was a very active one, I would often make sure that people had something to-do and knew exactly what doing that meant. However over the Christmas period in which I had set a number of tasks for all group members almost nothing was done during this time. I really could have made sure/ been more pro-active over the Christmas period as to making sure everyone was actually doing work. Plans regarding any kind of meeting didn't happen due to 0 activity on GitHub and I felt at the time that they kno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text:soft-page-break/></text:p>
      <text:p text:style-name="Standard">Agreed with group member.</text:p>
      <text:p text:style-name="Standard"/>
      <text:p text:style-name="Standard"/>
      <text:p text:style-name="Standard"/>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Evaluation of the Team and the entire projec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23:04:05.88</dc:date>
    <meta:editing-duration>PT5H53M47S</meta:editing-duration>
    <meta:editing-cycles>52</meta:editing-cycles>
    <meta:generator>OpenOffice.org/3.4.1$Win32 OpenOffice.org_project/341m1$Build-9593</meta:generator>
    <meta:document-statistic meta:table-count="0" meta:image-count="0" meta:object-count="0" meta:page-count="7" meta:paragraph-count="50" meta:word-count="2248" meta:character-count="12721"/>
  </office:meta>
</office:document-meta>
</file>